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16.72cm"/>
    </style:style>
    <style:style style:name="co3" style:family="table-column">
      <style:table-column-properties fo:break-before="auto" style:column-width="13.979cm"/>
    </style:style>
    <style:style style:name="co4" style:family="table-column">
      <style:table-column-properties fo:break-before="auto" style:column-width="2.258cm"/>
    </style:style>
    <style:style style:name="co5" style:family="table-column">
      <style:table-column-properties fo:break-before="auto" style:column-width="1.83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p7"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00:00:13.400</text:p>
          </table:table-cell>
          <table:table-cell office:value-type="string" calcext:value-type="string">
            <text:p><text:s/></text:p>
          </table:table-cell>
          <table:table-cell office:value-type="string" calcext:value-type="string">
            <text:p><text:s/>Probemonat beginnt</text:p>
          </table:table-cell>
          <table:table-cell table:number-columns-repeated="2"/>
        </table:table-row>
        <table:table-row table:style-name="ro1">
          <table:table-cell table:number-columns-repeated="5"/>
        </table:table-row>
        <table:table-row table:style-name="ro1">
          <table:table-cell office:value-type="string" calcext:value-type="string">
            <text:p>00:00:24.150</text:p>
          </table:table-cell>
          <table:table-cell office:value-type="string" calcext:value-type="string">
            <text:p><text:s/>Ich hab vier Werkstätten und wir haben 103 Holz und </text:p>
          </table:table-cell>
          <table:table-cell table:number-columns-repeated="3"/>
        </table:table-row>
        <table:table-row table:style-name="ro1">
          <table:table-cell table:number-columns-repeated="5"/>
        </table:table-row>
        <table:table-row table:style-name="ro1">
          <table:table-cell office:value-type="string" calcext:value-type="string">
            <text:p>00:00:35.900</text:p>
          </table:table-cell>
          <table:table-cell office:value-type="string" calcext:value-type="string">
            <text:p><text:s/>Fünf, also hier fünf Stunden und kriegen sieben raus (HR). Hier haben wir drei Stunden und kriegen vier raus (HB)</text:p>
          </table:table-cell>
          <table:table-cell table:number-columns-repeated="3"/>
        </table:table-row>
        <table:table-row table:style-name="ro1">
          <table:table-cell table:number-columns-repeated="5"/>
        </table:table-row>
        <table:table-row table:style-name="ro1">
          <table:table-cell office:value-type="string" calcext:value-type="string">
            <text:p>00:01:19.150</text:p>
          </table:table-cell>
          <table:table-cell office:value-type="string" calcext:value-type="string">
            <text:p><text:s/>Okay, erstmal ausprobieren </text:p>
          </table:table-cell>
          <table:table-cell office:value-type="string" calcext:value-type="string">
            <text:p>++R, ++B</text:p>
          </table:table-cell>
          <table:table-cell table:number-columns-repeated="2"/>
        </table:table-row>
        <table:table-row table:style-name="ro1">
          <table:table-cell table:number-columns-repeated="5"/>
        </table:table-row>
        <table:table-row table:style-name="ro1">
          <table:table-cell office:value-type="string" calcext:value-type="string">
            <text:p>00:01:23.400</text:p>
          </table:table-cell>
          <table:table-cell office:value-type="string" calcext:value-type="string">
            <text:p><text:s/>Ah ok, ich brauch also in beiden Werkstätten die Zeit.</text:p>
          </table:table-cell>
          <table:table-cell table:number-columns-repeated="3"/>
        </table:table-row>
        <table:table-row table:style-name="ro1">
          <table:table-cell table:number-columns-repeated="5"/>
        </table:table-row>
        <table:table-row table:style-name="ro1">
          <table:table-cell office:value-type="string" calcext:value-type="string">
            <text:p>00:01:29.400</text:p>
          </table:table-cell>
          <table:table-cell office:value-type="string" calcext:value-type="string">
            <text:p><text:s/>Das ist relativ günstig hier (HB), d.h. davon kann man </text:p>
          </table:table-cell>
          <table:table-cell office:value-type="string" calcext:value-type="string">
            <text:p>++S</text:p>
          </table:table-cell>
          <table:table-cell table:number-columns-repeated="2"/>
        </table:table-row>
        <table:table-row table:style-name="ro1">
          <table:table-cell table:number-columns-repeated="5"/>
        </table:table-row>
        <table:table-row table:style-name="ro1">
          <table:table-cell office:value-type="string" calcext:value-type="string">
            <text:p>00:01:38.150</text:p>
          </table:table-cell>
          <table:table-cell office:value-type="string" calcext:value-type="string">
            <text:p><text:s/>Ok, dann muss man das hier mit dem verrechnen, weil das braucht lange in wsb und kurz in wsa. </text:p>
          </table:table-cell>
          <table:table-cell table:number-columns-repeated="3"/>
        </table:table-row>
        <table:table-row table:style-name="ro1">
          <table:table-cell table:number-columns-repeated="5"/>
        </table:table-row>
        <table:table-row table:style-name="ro1">
          <table:table-cell office:value-type="string" calcext:value-type="string">
            <text:p>00:01:51.650</text:p>
          </table:table-cell>
          <table:table-cell office:value-type="string" calcext:value-type="string">
            <text:p><text:s/>Ahja und da muss man gucken</text:p>
          </table:table-cell>
          <table:table-cell table:number-columns-repeated="3"/>
        </table:table-row>
        <table:table-row table:style-name="ro1">
          <table:table-cell table:number-columns-repeated="5"/>
        </table:table-row>
        <table:table-row table:style-name="ro1">
          <table:table-cell office:value-type="string" calcext:value-type="string">
            <text:p>00:01:55.650</text:p>
          </table:table-cell>
          <table:table-cell office:value-type="string" calcext:value-type="string">
            <text:p><text:s/>Ich probiere erstmal aus um zu gucken, um ein Gefühl für die ganzen Kosten zu bekommen. </text:p>
          </table:table-cell>
          <table:table-cell office:value-type="string" calcext:value-type="string">
            <text:p>++T</text:p>
          </table:table-cell>
          <table:table-cell table:number-columns-repeated="2"/>
        </table:table-row>
        <table:table-row table:style-name="ro1">
          <table:table-cell table:number-columns-repeated="5"/>
        </table:table-row>
        <table:table-row table:style-name="ro1">
          <table:table-cell office:value-type="string" calcext:value-type="string">
            <text:p>00:02:16.150</text:p>
          </table:table-cell>
          <table:table-cell office:value-type="string" calcext:value-type="string">
            <text:p><text:s/>Ich will auch die ganzen Stunden in der Werkstätten natürlich wirklich nutzen. </text:p>
          </table:table-cell>
          <table:table-cell office:value-type="string" calcext:value-type="string">
            <text:p>E(T,S)</text:p>
          </table:table-cell>
          <table:table-cell table:number-columns-repeated="2"/>
        </table:table-row>
        <table:table-row table:style-name="ro1">
          <table:table-cell table:number-columns-repeated="5"/>
        </table:table-row>
        <table:table-row table:style-name="ro1">
          <table:table-cell office:value-type="string" calcext:value-type="string">
            <text:p>00:02:52.150</text:p>
          </table:table-cell>
          <table:table-cell office:value-type="string" calcext:value-type="string">
            <text:p><text:s/>Ich hab jetzt mal hier, damit man auch die, vor allem die Regale, weil die viel Holz brauchen, und ich hab noch relativ viel. Ah ne ich kaum kaum(?) Metall mehr, also müsst ich eher noch(?) Stühle machen um das Metall zurückzubekommen. </text:p>
          </table:table-cell>
          <table:table-cell office:value-type="string" calcext:value-type="string">
            <text:p>E(B,R,T,S)</text:p>
          </table:table-cell>
          <table:table-cell table:number-columns-repeated="2"/>
        </table:table-row>
        <table:table-row table:style-name="ro1">
          <table:table-cell table:number-columns-repeated="5"/>
        </table:table-row>
        <table:table-row table:style-name="ro1">
          <table:table-cell office:value-type="string" calcext:value-type="string">
            <text:p>00:03:21.650</text:p>
          </table:table-cell>
          <table:table-cell office:value-type="string" calcext:value-type="string">
            <text:p><text:s/>Dann wahrscheinlich hier nehmen, weil ich nicht mehr so viel Metall hab. <text:s/>Fünf und drei (Werkstattkosten für Regal).. <text:s/></text:p>
          </table:table-cell>
          <table:table-cell office:value-type="string" calcext:value-type="string">
            <text:p>E(B,S,T)</text:p>
          </table:table-cell>
          <table:table-cell table:number-columns-repeated="2"/>
        </table:table-row>
        <table:table-row table:style-name="ro1">
          <table:table-cell table:number-columns-repeated="5"/>
        </table:table-row>
        <table:table-row table:style-name="ro1">
          <table:table-cell office:value-type="string" calcext:value-type="string">
            <text:p>00:04:06.400</text:p>
          </table:table-cell>
          <table:table-cell office:value-type="string" calcext:value-type="string">
            <text:p><text:s/>Ok, wir haben also gefühlt mehr Zeit zur Verfügung als Ressourcen. </text:p>
          </table:table-cell>
          <table:table-cell table:number-columns-repeated="3"/>
        </table:table-row>
        <table:table-row table:style-name="ro1">
          <table:table-cell table:number-columns-repeated="5"/>
        </table:table-row>
        <table:table-row table:style-name="ro1">
          <table:table-cell office:value-type="string" calcext:value-type="string">
            <text:p>00:04:17.901</text:p>
          </table:table-cell>
          <table:table-cell office:value-type="string" calcext:value-type="string">
            <text:p><text:s/>Wie genau soll ich das Tutorial jetzt hier spielen? Soll ich das auch rausoptimieren? Oder war das jetzt nur, um.. ? Nea: Du kannst es rausoptimieren, es ist aber im Tutorial noch nicht ganz so wichtig. Wichtig ist es erst ab dem ersten richtigen Monat.</text:p>
          </table:table-cell>
          <table:table-cell table:number-columns-repeated="3"/>
        </table:table-row>
        <table:table-row table:style-name="ro1">
          <table:table-cell table:number-columns-repeated="5"/>
        </table:table-row>
        <table:table-row table:style-name="ro1">
          <table:table-cell office:value-type="string" calcext:value-type="string">
            <text:p>00:05:00.900</text:p>
          </table:table-cell>
          <table:table-cell office:value-type="string" calcext:value-type="string">
            <text:p><text:s/>Ok. So hab ich 102, und so nur 100. Dann würd ich das auf jeden Fall erstmal so machen. </text:p>
          </table:table-cell>
          <table:table-cell office:value-type="string" calcext:value-type="string">
            <text:p>E(S,T,B,R)</text:p>
          </table:table-cell>
          <table:table-cell table:number-columns-repeated="2"/>
        </table:table-row>
        <table:table-row table:style-name="ro1">
          <table:table-cell table:number-columns-repeated="5"/>
        </table:table-row>
        <table:table-row table:style-name="ro1">
          <table:table-cell office:value-type="string" calcext:value-type="string">
            <text:p>00:05:28.400</text:p>
          </table:table-cell>
          <table:table-cell office:value-type="string" calcext:value-type="string">
            <text:p><text:s/>Jetzt müsst ich davon noch, so hätte ich 103. Hm. Na ich beende jetzt das Tutorial. Ginge vllt. noch etwas besser, aber ich glaube, ich bin schon ganz gut </text:p>
          </table:table-cell>
          <table:table-cell office:value-type="string" calcext:value-type="string">
            <text:p><text:s/>RR: 12,2,0,7,1,3</text:p>
          </table:table-cell>
          <table:table-cell table:number-columns-repeated="2"/>
        </table:table-row>
        <table:table-row table:style-name="ro1">
          <table:table-cell table:number-columns-repeated="5"/>
        </table:table-row>
        <table:table-row table:style-name="ro1">
          <table:table-cell office:value-type="string" calcext:value-type="string">
            <text:p>00:06:10.150</text:p>
          </table:table-cell>
          <table:table-cell office:value-type="string" calcext:value-type="string">
            <text:p><text:s/></text:p>
          </table:table-cell>
          <table:table-cell office:value-type="string" calcext:value-type="string">
            <text:p>Probemonat beendet (Gold: 103/103, Hergestellt: [10,3,8,5] Möglich: [7,5,7,6])</text:p>
          </table:table-cell>
          <table:table-cell table:number-columns-repeated="2"/>
        </table:table-row>
        <table:table-row table:style-name="ro1">
          <table:table-cell table:number-columns-repeated="5"/>
        </table:table-row>
        <table:table-row table:style-name="ro1">
          <table:table-cell office:value-type="string" calcext:value-type="string">
            <text:p>00:06:13.150</text:p>
          </table:table-cell>
          <table:table-cell office:value-type="string" calcext:value-type="string">
            <text:p><text:s/>Oh. Öh, ja, ich bin, ich hab die optimale Lösung, oder eine optimale Lösung anscheinend erreicht, von daher.. Bin ich zufrieden. Also, kann's ja nicht besser machen. Bin gespannt ob das noch schwieriger wird.</text:p>
          </table:table-cell>
          <table:table-cell table:number-columns-repeated="3"/>
        </table:table-row>
        <table:table-row table:style-name="ro1">
          <table:table-cell table:number-columns-repeated="5"/>
        </table:table-row>
        <table:table-row table:style-name="ro1">
          <table:table-cell office:value-type="string" calcext:value-type="string">
            <text:p>00:06:42.400</text:p>
          </table:table-cell>
          <table:table-cell office:value-type="string" calcext:value-type="string">
            <text:p><text:s/></text:p>
          </table:table-cell>
          <table:table-cell office:value-type="string" calcext:value-type="string">
            <text:p>Zeitung </text:p>
          </table:table-cell>
          <table:table-cell table:number-columns-repeated="2"/>
        </table:table-row>
        <table:table-row table:style-name="ro1">
          <table:table-cell table:number-columns-repeated="5"/>
        </table:table-row>
        <table:table-row table:style-name="ro1">
          <table:table-cell office:value-type="string" calcext:value-type="string">
            <text:p>00:06:46.650</text:p>
          </table:table-cell>
          <table:table-cell office:value-type="string" calcext:value-type="string">
            <text:p><text:s/>114 Holz, 193 Metall, und die Profite ändern sich was. Die Regale werden attraktiver, vor allem.</text:p>
          </table:table-cell>
          <table:table-cell table:number-columns-repeated="3"/>
        </table:table-row>
        <table:table-row table:style-name="ro1">
          <table:table-cell table:number-columns-repeated="5"/>
        </table:table-row>
        <table:table-row table:style-name="ro1">
          <table:table-cell office:value-type="string" calcext:value-type="string">
            <text:p>00:07:04.150</text:p>
          </table:table-cell>
          <table:table-cell office:value-type="string" calcext:value-type="string">
            <text:p><text:s/></text:p>
          </table:table-cell>
          <table:table-cell office:value-type="string" calcext:value-type="string">
            <text:p>Monat 1 beginnt </text:p>
          </table:table-cell>
          <table:table-cell table:number-columns-repeated="2"/>
        </table:table-row>
        <table:table-row table:style-name="ro1">
          <table:table-cell table:number-columns-repeated="5"/>
        </table:table-row>
        <table:table-row table:style-name="ro1">
          <table:table-cell office:value-type="string" calcext:value-type="string">
            <text:p>00:07:11.401</text:p>
          </table:table-cell>
          <table:table-cell office:value-type="string" calcext:value-type="string">
            <text:p><text:s/>Also da Regale jetzt sehr attraktiv sind, da sie mit 8 Arbeitsstunden 10 erbringen, würde ich jetzt erstmal ein paar Regale bauen. </text:p>
          </table:table-cell>
          <table:table-cell office:value-type="string" calcext:value-type="string">
            <text:p>++R</text:p>
          </table:table-cell>
          <table:table-cell table:number-columns-repeated="2"/>
        </table:table-row>
        <table:table-row table:style-name="ro1">
          <table:table-cell table:number-columns-repeated="5"/>
        </table:table-row>
        <table:table-row table:style-name="ro1">
          <table:table-cell office:value-type="string" calcext:value-type="string">
            <text:p>00:07:32.988</text:p>
          </table:table-cell>
          <table:table-cell office:value-type="string" calcext:value-type="string">
            <text:p><text:s text:c="2"/>Wir müssen gucken, dass wir in wsd unsere Stunden nicht komplett verschwenden. Dementsprechend auch ein paar Betten erstmal. </text:p>
          </table:table-cell>
          <table:table-cell office:value-type="string" calcext:value-type="string">
            <text:p>++B</text:p>
          </table:table-cell>
          <table:table-cell table:number-columns-repeated="2"/>
        </table:table-row>
        <table:table-row table:style-name="ro1">
          <table:table-cell table:number-columns-repeated="5"/>
        </table:table-row>
        <table:table-row table:style-name="ro1">
          <table:table-cell office:value-type="string" calcext:value-type="string">
            <text:p>00:07:48.400</text:p>
          </table:table-cell>
          <table:table-cell office:value-type="string" calcext:value-type="string">
            <text:p><text:s text:c="2"/>Jetzt haben wir nur noch relativ wenig Holz im Vergleich zu Metall, deswegen würde ich erstmal in ein paar Tische gehen. </text:p>
          </table:table-cell>
          <table:table-cell office:value-type="string" calcext:value-type="string">
            <text:p>RM: 61,136, ++T</text:p>
          </table:table-cell>
          <table:table-cell table:number-columns-repeated="2"/>
        </table:table-row>
        <table:table-row table:style-name="ro1">
          <table:table-cell table:number-columns-repeated="5"/>
        </table:table-row>
        <table:table-row table:style-name="ro1">
          <table:table-cell office:value-type="string" calcext:value-type="string">
            <text:p>00:08:04.900</text:p>
          </table:table-cell>
          <table:table-cell office:value-type="string" calcext:value-type="string">
            <text:p><text:s/>Und jetzt sehen wir, dass die Stunden von wsa deutlich höher sind als von wsb und wir haben noch genug Holz, als auch Metall, von daher können wir hier (Stühle) noch ein paar von machen. </text:p>
          </table:table-cell>
          <table:table-cell office:value-type="string" calcext:value-type="string">
            <text:p>RR:48,96,20,12,1,14, ++S</text:p>
          </table:table-cell>
          <table:table-cell table:number-columns-repeated="2"/>
        </table:table-row>
        <table:table-row table:style-name="ro1">
          <table:table-cell table:number-columns-repeated="5"/>
        </table:table-row>
        <table:table-row table:style-name="ro1">
          <table:table-cell office:value-type="string" calcext:value-type="string">
            <text:p>00:08:21.900</text:p>
          </table:table-cell>
          <table:table-cell office:value-type="string" calcext:value-type="string">
            <text:p><text:s/>Was jetzt direkt auffällig ist, ich habe kein Ressourcenproblem, sondern ein Zeitproblem in diesem Monat. Dementsprechend gucken wir eher, dass wir die Zeit optimieren. Bedeutet auch, dass ich wahrscheinlich eher weniger Betten herstellen werde, eventuell so. </text:p>
          </table:table-cell>
          <table:table-cell office:value-type="string" calcext:value-type="string">
            <text:p>E(B,R)</text:p>
          </table:table-cell>
          <table:table-cell table:number-columns-repeated="2"/>
        </table:table-row>
        <table:table-row table:style-name="ro1">
          <table:table-cell table:number-columns-repeated="5"/>
        </table:table-row>
        <table:table-row table:style-name="ro1">
          <table:table-cell office:value-type="string" calcext:value-type="string">
            <text:p>00:08:54.650</text:p>
          </table:table-cell>
          <table:table-cell office:value-type="string" calcext:value-type="string">
            <text:p><text:s/>So habe ich 132, und so kann ich zwei mehr davon machen und habe 137</text:p>
          </table:table-cell>
          <table:table-cell table:number-columns-repeated="3"/>
        </table:table-row>
        <table:table-row table:style-name="ro1">
          <table:table-cell table:number-columns-repeated="5"/>
        </table:table-row>
        <table:table-row table:style-name="ro1">
          <table:table-cell office:value-type="string" calcext:value-type="string">
            <text:p>00:09:09.400</text:p>
          </table:table-cell>
          <table:table-cell office:value-type="string" calcext:value-type="string">
            <text:p><text:s/>Hier (Stuhl) bekomme ich auf fünf Stunden drei raus und auf zehn Stunden vier (Tisch) . Dementsprechend, die Stühle attraktiver. Von wsb her habe ich eh genug Stunden, so oder so. </text:p>
          </table:table-cell>
          <table:table-cell office:value-type="string" calcext:value-type="string">
            <text:p>E(T,S)</text:p>
          </table:table-cell>
          <table:table-cell table:number-columns-repeated="2"/>
        </table:table-row>
        <table:table-row table:style-name="ro1">
          <table:table-cell table:number-columns-repeated="5"/>
        </table:table-row>
        <table:table-row table:style-name="ro1">
          <table:table-cell office:value-type="string" calcext:value-type="string">
            <text:p>00:09:28.650</text:p>
          </table:table-cell>
          <table:table-cell office:value-type="string" calcext:value-type="string">
            <text:p><text:s/>Also selbst wenn ich hier auf Maximum gegangen bin, habe ich noch Stunden auf wsb über, das heißt ich kann hier (Tisch) auch runter gehen und kann für jeden Tisch, den ich nicht mache.. Aber ein Tisch bringt mir eins mehr. Wir testen's mal. Wenn ich drei Tische weniger mache, so hab ich 137. Und so hätte ich jetzt nur drei mehr machen können, so wäre ich bei 134.. 132..</text:p>
          </table:table-cell>
          <table:table-cell table:number-columns-repeated="3"/>
        </table:table-row>
        <table:table-row table:style-name="ro1">
          <table:table-cell table:number-columns-repeated="5"/>
        </table:table-row>
        <table:table-row table:style-name="ro1">
          <table:table-cell office:value-type="string" calcext:value-type="string">
            <text:p>00:10:20.900</text:p>
          </table:table-cell>
          <table:table-cell office:value-type="string" calcext:value-type="string">
            <text:p><text:s/>.. 137. Ich weiß grad nicht warum, aber das scheint mir relativ gut zu sein. Die Aufteilung 8 Tische 5 Stühle. Weil ich auch die Zeit dann sehr gut nutze, die 7h kriege ich glaube ich nicht, oder wenn ich noch einen Stuhl weniger mache, und dafür. Ah, so habe ich 138. Und die zwei Stunden kann ich leider nicht nutzen. Außer ich mache, ne, wenn ich vier hiervon (Stuhl) weniger mache, könnte ich einen Tisch machen, aber das lohnt sich nicht. </text:p>
          </table:table-cell>
          <table:table-cell table:number-columns-repeated="3"/>
        </table:table-row>
        <table:table-row table:style-name="ro1">
          <table:table-cell table:number-columns-repeated="5"/>
        </table:table-row>
        <table:table-row table:style-name="ro1">
          <table:table-cell office:value-type="string" calcext:value-type="string">
            <text:p>00:11:02.150</text:p>
          </table:table-cell>
          <table:table-cell office:value-type="string" calcext:value-type="string">
            <text:p><text:s/>Also gucken wir uns noch die Betten und Regale an. WIr haben noch viel Zeit in wsd über, das würde eigentlich für Betten sprechen. Aber die sind halt nicht so lukrativ im Vergleich zum Regal. </text:p>
          </table:table-cell>
          <table:table-cell office:value-type="string" calcext:value-type="string">
            <text:p>RW: 0,2,0,20</text:p>
          </table:table-cell>
          <table:table-cell table:number-columns-repeated="2"/>
        </table:table-row>
        <table:table-row table:style-name="ro1">
          <table:table-cell table:number-columns-repeated="5"/>
        </table:table-row>
        <table:table-row table:style-name="ro1">
          <table:table-cell office:value-type="string" calcext:value-type="string">
            <text:p>00:11:18.650</text:p>
          </table:table-cell>
          <table:table-cell office:value-type="string" calcext:value-type="string">
            <text:p><text:s/>Wenn ich die beiden wegmache, könnte ich einen hiervon mehr mache, bin ich auch bei 138. Allerdings fehlt mir dafür in wsc Zeit. Wenn ich drei hiervon wegmache, kann ich fünf hiervon machen. Das sind nur 133. Weil drei gegen fünf macht ja.. auch Sinn. </text:p>
          </table:table-cell>
          <table:table-cell office:value-type="string" calcext:value-type="string">
            <text:p>E(B,R)</text:p>
          </table:table-cell>
          <table:table-cell table:number-columns-repeated="2"/>
        </table:table-row>
        <table:table-row table:style-name="ro1">
          <table:table-cell table:number-columns-repeated="5"/>
        </table:table-row>
        <table:table-row table:style-name="ro1">
          <table:table-cell office:value-type="string" calcext:value-type="string">
            <text:p>00:11:56.150</text:p>
          </table:table-cell>
          <table:table-cell office:value-type="string" calcext:value-type="string">
            <text:p><text:s/>Also bin ich mit 138. Wie gesagt, Ressourcen sind egal in diesem Szenario, habe ich das Gefühl. Darauf habe ich jetzt gar nicht geachtet, davon habe ich eher Überfluss, es ist eher eine Zeitoptimierung gerade. Und es sind diese 20h in wsb, die halt übrig bleiben. Was aber auch daran liegt, dass einfach das Regal, obwohl wenn es 2h länger dauert bei wsc, trotzdem lukrativer ist, als das Bett. Wie wir gerade gesehen haben. Dementsprechend, glaube ich, ich beende jetzt den Monat, weil die 2h kann ich nicht besser nutzen, wie wir rausgefunden haben, und die 20 auch nicht. Also hab ich die Stunden gut genutzt. </text:p>
          </table:table-cell>
          <table:table-cell office:value-type="string" calcext:value-type="string">
            <text:p><text:s/>RR: 32,82,0,2,0,20</text:p>
          </table:table-cell>
          <table:table-cell table:number-columns-repeated="2"/>
        </table:table-row>
        <table:table-row table:style-name="ro1">
          <table:table-cell table:number-columns-repeated="5"/>
        </table:table-row>
        <table:table-row table:style-name="ro1">
          <table:table-cell office:value-type="string" calcext:value-type="string">
            <text:p>00:12:47.150</text:p>
          </table:table-cell>
          <table:table-cell office:value-type="string" calcext:value-type="string">
            <text:p><text:s/></text:p>
          </table:table-cell>
          <table:table-cell office:value-type="string" calcext:value-type="string">
            <text:p>Monat 1 beendet (Gold: 138/138, Hergestellt: [2,8,9,4] Möglich: [0,9,9,4])</text:p>
          </table:table-cell>
          <table:table-cell table:number-columns-repeated="2"/>
        </table:table-row>
        <table:table-row table:style-name="ro1">
          <table:table-cell table:number-columns-repeated="5"/>
        </table:table-row>
        <table:table-row table:style-name="ro1">
          <table:table-cell office:value-type="string" calcext:value-type="string">
            <text:p>00:12:48.900</text:p>
          </table:table-cell>
          <table:table-cell office:value-type="string" calcext:value-type="string">
            <text:p><text:s/>Sehr gut. Also, wieder optimale Lösung. Wieder etwas anders als hier vorgeschlagen, aber.. Das ist ja gut. </text:p>
          </table:table-cell>
          <table:table-cell table:number-columns-repeated="3"/>
        </table:table-row>
        <table:table-row table:style-name="ro1">
          <table:table-cell table:number-columns-repeated="5"/>
        </table:table-row>
        <table:table-row table:style-name="ro1">
          <table:table-cell office:value-type="string" calcext:value-type="string">
            <text:p>00:13:06.900</text:p>
          </table:table-cell>
          <table:table-cell office:value-type="string" calcext:value-type="string">
            <text:p><text:s/>Ich habe einen Stern verdient.</text:p>
          </table:table-cell>
          <table:table-cell table:number-columns-repeated="3"/>
        </table:table-row>
        <table:table-row table:style-name="ro1">
          <table:table-cell table:number-columns-repeated="5"/>
        </table:table-row>
        <table:table-row table:style-name="ro1">
          <table:table-cell office:value-type="string" calcext:value-type="string">
            <text:p>00:13:09.151</text:p>
          </table:table-cell>
          <table:table-cell office:value-type="string" calcext:value-type="string">
            <text:p><text:s/></text:p>
          </table:table-cell>
          <table:table-cell office:value-type="string" calcext:value-type="string">
            <text:p>Zeitung</text:p>
          </table:table-cell>
          <table:table-cell table:number-columns-repeated="2"/>
        </table:table-row>
        <table:table-row table:style-name="ro1">
          <table:table-cell table:number-columns-repeated="5"/>
        </table:table-row>
        <table:table-row table:style-name="ro1">
          <table:table-cell office:value-type="string" calcext:value-type="string">
            <text:p>00:13:12.150</text:p>
          </table:table-cell>
          <table:table-cell office:value-type="string" calcext:value-type="string">
            <text:p><text:s/>Ähm, wir haben auf jeden Fall deutlich weniger Rohstoffe. Direkt auffällig. Und, das Regal ist auch wieder deutlich unlukrativer geworden im Vergleich zu gerade. Und der Stuhl ist auch sehr unlukrativ geworden.</text:p>
          </table:table-cell>
          <table:table-cell table:number-columns-repeated="3"/>
        </table:table-row>
        <table:table-row table:style-name="ro1">
          <table:table-cell table:number-columns-repeated="5"/>
        </table:table-row>
        <table:table-row table:style-name="ro1">
          <table:table-cell office:value-type="string" calcext:value-type="string">
            <text:p>00:13:30.650</text:p>
          </table:table-cell>
          <table:table-cell office:value-type="string" calcext:value-type="string">
            <text:p><text:s/></text:p>
          </table:table-cell>
          <table:table-cell office:value-type="string" calcext:value-type="string">
            <text:p>Monat 2 beginnt</text:p>
          </table:table-cell>
          <table:table-cell table:number-columns-repeated="2"/>
        </table:table-row>
        <table:table-row table:style-name="ro1">
          <table:table-cell table:number-columns-repeated="5"/>
        </table:table-row>
        <table:table-row table:style-name="ro1">
          <table:table-cell office:value-type="string" calcext:value-type="string">
            <text:p>00:13:42.650</text:p>
          </table:table-cell>
          <table:table-cell office:value-type="string" calcext:value-type="string">
            <text:p><text:s/>Da der Stuhl mir sehr unlukrativ scheint, gerade auch im Vergleich auch zum Tisch, würde ich erstmal mit ein paar Tischen anfangen. Ähm, wir sehen, dass der Stuhl das vierfache an Zeit braucht in wsa im Vergleich zu wsb. Deshalb versuche ich noch auf den Wert hier zu kommen </text:p>
          </table:table-cell>
          <table:table-cell office:value-type="string" calcext:value-type="string">
            <text:p>++T</text:p>
          </table:table-cell>
          <table:table-cell table:number-columns-repeated="2"/>
        </table:table-row>
        <table:table-row table:style-name="ro1">
          <table:table-cell table:number-columns-repeated="5"/>
        </table:table-row>
        <table:table-row table:style-name="ro1">
          <table:table-cell office:value-type="string" calcext:value-type="string">
            <text:p>00:14:14.900</text:p>
          </table:table-cell>
          <table:table-cell office:value-type="string" calcext:value-type="string">
            <text:p><text:s/>Das ist nicht gut. Also so kommen wir am ehesten hin. </text:p>
          </table:table-cell>
          <table:table-cell office:value-type="string" calcext:value-type="string">
            <text:p>++S</text:p>
          </table:table-cell>
          <table:table-cell table:number-columns-repeated="2"/>
        </table:table-row>
        <table:table-row table:style-name="ro1">
          <table:table-cell table:number-columns-repeated="5"/>
        </table:table-row>
        <table:table-row table:style-name="ro1">
          <table:table-cell office:value-type="string" calcext:value-type="string">
            <text:p>00:14:22.150</text:p>
          </table:table-cell>
          <table:table-cell office:value-type="string" calcext:value-type="string">
            <text:p><text:s/>Also so wäre ich bei 31 bloß bei denen hier. Ich achte jetzt erstmal nur auf die Zeit wieder, auf die Ressourcen können wir dann achten. So waren's 31 Plus, wenn ich komplett auf die Stühle verzichte, mache ich nur 30 Plus, nä? So ist das auf jeden Fall schon besser. Ich glaube auch nicht, wenn ich weniger mache, dann könnte ich.. Ne, auch nicht dahinkommen. </text:p>
          </table:table-cell>
          <table:table-cell office:value-type="string" calcext:value-type="string">
            <text:p>E(S,T)</text:p>
          </table:table-cell>
          <table:table-cell table:number-columns-repeated="2"/>
        </table:table-row>
        <table:table-row table:style-name="ro1">
          <table:table-cell table:number-columns-repeated="5"/>
        </table:table-row>
        <table:table-row table:style-name="ro1">
          <table:table-cell office:value-type="string" calcext:value-type="string">
            <text:p>00:15:11.150</text:p>
          </table:table-cell>
          <table:table-cell office:value-type="string" calcext:value-type="string">
            <text:p><text:s/>Also doch, für das da unten ist es das beste, wenn wir die Ressourcen weglassen. Hier würd ich jetzt erstmal relativ gleich gehen glaube ich, weil die sich von den Arbeitszeiten halt relativ gut ausgleichen. Hier sind's jetzt halt mehr Betten, weil ich hab ein bisschen mehr Stunden in wsd und n bisschen günstiger, von den Ressourcen her. Dann fang ich mit den Betten an. Wir haben fünf Stunden im Vergleich zu drei Stunden, das bedeutet, weiß ich gerade nicht, aber.. </text:p>
          </table:table-cell>
          <table:table-cell office:value-type="string" calcext:value-type="string">
            <text:p>++B</text:p>
          </table:table-cell>
          <table:table-cell table:number-columns-repeated="2"/>
        </table:table-row>
        <table:table-row table:style-name="ro1">
          <table:table-cell table:number-columns-repeated="5"/>
        </table:table-row>
        <table:table-row table:style-name="ro1">
          <table:table-cell office:value-type="string" calcext:value-type="string">
            <text:p>00:15:49.150</text:p>
          </table:table-cell>
          <table:table-cell office:value-type="string" calcext:value-type="string">
            <text:p><text:s/>Ok, wir sehen, Metall könnte ein Problem werden. Ich bräuchte irgendeine Zahl, die am besten durch fünf teilbar ist hier (Bett). Wahrscheinlich kommen wir am ehesten so hin. Dann könnte ich jetzt dafür .. Nicht genug Metall, oh. Das ist schlecht. </text:p>
          </table:table-cell>
          <table:table-cell office:value-type="string" calcext:value-type="string">
            <text:p>E(R,B)</text:p>
          </table:table-cell>
          <table:table-cell table:number-columns-repeated="2"/>
        </table:table-row>
        <table:table-row table:style-name="ro1">
          <table:table-cell table:number-columns-repeated="5"/>
        </table:table-row>
        <table:table-row table:style-name="ro1">
          <table:table-cell office:value-type="string" calcext:value-type="string">
            <text:p>00:16:13.401</text:p>
          </table:table-cell>
          <table:table-cell office:value-type="string" calcext:value-type="string">
            <text:p><text:s/>Elf und neun, ist auch schlecht, da kann ich nur noch zwei machen. </text:p>
          </table:table-cell>
          <table:table-cell table:number-columns-repeated="3"/>
        </table:table-row>
        <table:table-row table:style-name="ro1">
          <table:table-cell table:number-columns-repeated="5"/>
        </table:table-row>
        <table:table-row table:style-name="ro1">
          <table:table-cell office:value-type="string" calcext:value-type="string">
            <text:p>00:16:19.150</text:p>
          </table:table-cell>
          <table:table-cell office:value-type="string" calcext:value-type="string">
            <text:p><text:s/>Also ich kann.. Mhmm... </text:p>
          </table:table-cell>
          <table:table-cell table:number-columns-repeated="3"/>
        </table:table-row>
        <table:table-row table:style-name="ro1">
          <table:table-cell table:number-columns-repeated="5"/>
        </table:table-row>
        <table:table-row table:style-name="ro1">
          <table:table-cell office:value-type="string" calcext:value-type="string">
            <text:p>00:16:33.400</text:p>
          </table:table-cell>
          <table:table-cell office:value-type="string" calcext:value-type="string">
            <text:p><text:s/>Wir haben natürlich viel metall hiermit verbraucht. Also ich bin jetzt auf 100. Wenn wir komplett auf die Regale verzichten, kommen wir auf 96. Wenn wir hier auf diesen 16-12er Split gehen, kommen wir auf 95. Achso, ist ja der. Auf der 100er. Und wenn ich weniger als 16,12 mach, also hier so 8, ne. Lohnt sich überhaupt nicht. Dementsprechend bleibe ich eben bei meinen zwei, da bin ich glaube ich schon gut dabei, und hier elf Betten. Weil damit lohnt sich die Zeit in wsc und wsd ganz gut, und die Zeit in wsa und wsb ist auch gut genutzt. </text:p>
          </table:table-cell>
          <table:table-cell office:value-type="string" calcext:value-type="string">
            <text:p>RR: 20,2,0,2,3,2</text:p>
          </table:table-cell>
          <table:table-cell table:number-columns-repeated="2"/>
        </table:table-row>
        <table:table-row table:style-name="ro1">
          <table:table-cell table:number-columns-repeated="5"/>
        </table:table-row>
        <table:table-row table:style-name="ro1">
          <table:table-cell office:value-type="string" calcext:value-type="string">
            <text:p>00:17:33.400</text:p>
          </table:table-cell>
          <table:table-cell office:value-type="string" calcext:value-type="string">
            <text:p><text:s/>Die einzige Frage ist, ich hab halt noch so viel Holz übrig, weil ich's nicht genutzt habe. Ob es Sinn macht, noch mehr Stühle herzustellen, aber die bringen nur eins, und da bringt mir das mehr, und mit dem gewonnenen Metall kann ich jetzt auch nichts anfangen. </text:p>
          </table:table-cell>
          <table:table-cell table:number-columns-repeated="3"/>
        </table:table-row>
        <table:table-row table:style-name="ro1">
          <table:table-cell table:number-columns-repeated="5"/>
        </table:table-row>
        <table:table-row table:style-name="ro1">
          <table:table-cell office:value-type="string" calcext:value-type="string">
            <text:p>00:18:00.400</text:p>
          </table:table-cell>
          <table:table-cell office:value-type="string" calcext:value-type="string">
            <text:p><text:s/>Also gehen wir nochmal durch: Holz ist kein Problem, und ich wüsste auch nicht, wo ich das jetzt noch einlassen kann, weil das müsste wenn dann in Betten, aber Betten... Was passiert jetzt? <text:s/>Ne, nur 96. Mit der mangelden Zeit, deswegen zwei hiervon. (Regale) </text:p>
          </table:table-cell>
          <table:table-cell office:value-type="string" calcext:value-type="string">
            <text:p>E(B,R)</text:p>
          </table:table-cell>
          <table:table-cell table:number-columns-repeated="2"/>
        </table:table-row>
        <table:table-row table:style-name="ro1">
          <table:table-cell table:number-columns-repeated="5"/>
        </table:table-row>
        <table:table-row table:style-name="ro1">
          <table:table-cell office:value-type="string" calcext:value-type="string">
            <text:p>00:18:24.400</text:p>
          </table:table-cell>
          <table:table-cell office:value-type="string" calcext:value-type="string">
            <text:p><text:s/>Wird ja auch nicht besser, wenn ich mehr Metall hätte. Man könnte höchstens versuchen, also es ginge nicht, ich müsste schon noch das hier wegmachen. Wenn ich ein Bett weniger mache, fehlen mir zwei Metall, dafür mache ich zwei Stühle weniger. Kann ich dadurch einen Tisch mehr machen? Ne. Drei Stühle weniger, ein Tisch mehr? Dann würd's sich ja rechnen? Ne. Da kann ich zumindest einen, so bin ich bei 99, und auch bei 100. Aber so könnt ich auf 101 kommen, oder? Ah, ne, Metall fehlt. </text:p>
          </table:table-cell>
          <table:table-cell office:value-type="string" calcext:value-type="string">
            <text:p>E(S,T)</text:p>
          </table:table-cell>
          <table:table-cell table:number-columns-repeated="2"/>
        </table:table-row>
        <table:table-row table:style-name="ro1">
          <table:table-cell table:number-columns-repeated="5"/>
        </table:table-row>
        <table:table-row table:style-name="ro1">
          <table:table-cell office:value-type="string" calcext:value-type="string">
            <text:p>00:19:19.900</text:p>
          </table:table-cell>
          <table:table-cell office:value-type="string" calcext:value-type="string">
            <text:p><text:s/>Also 100 erscheint mir das Maximum zu sein. So habe ich zumindest Metall genutzt, also lohnt sich die Zeit intensiv, oder die Ressource Metall. Dementsprechend glaub ich, 100 sollte nah am Optimum sein. </text:p>
          </table:table-cell>
          <table:table-cell office:value-type="string" calcext:value-type="string">
            <text:p><text:s/>RR: 27,0,8,4,1,3</text:p>
          </table:table-cell>
          <table:table-cell table:number-columns-repeated="2"/>
        </table:table-row>
        <table:table-row table:style-name="ro1" table:number-rows-repeated="2">
          <table:table-cell table:number-columns-repeated="5"/>
        </table:table-row>
        <table:table-row table:style-name="ro1">
          <table:table-cell office:value-type="string" calcext:value-type="string">
            <text:p>00:19:39.900</text:p>
          </table:table-cell>
          <table:table-cell office:value-type="string" calcext:value-type="string">
            <text:p><text:s/></text:p>
          </table:table-cell>
          <table:table-cell office:value-type="string" calcext:value-type="string">
            <text:p>Monat 2 beendet (Gold: 100/100, Hergestellt: [10,3,9,2] Möglich: [10,3,9,2])</text:p>
          </table:table-cell>
          <table:table-cell table:number-columns-repeated="2"/>
        </table:table-row>
        <table:table-row table:style-name="ro1">
          <table:table-cell table:number-columns-repeated="5"/>
        </table:table-row>
        <table:table-row table:style-name="ro1">
          <table:table-cell office:value-type="string" calcext:value-type="string">
            <text:p>00:19:41.901</text:p>
          </table:table-cell>
          <table:table-cell office:value-type="string" calcext:value-type="string">
            <text:p><text:s/>Ja, öhm, der zweite Stern ist meiner, von daher. Weiß ich nicht, was ich viel reflektieren soll. Ich bin sogar diesmal d'accord mit dem möglichen Vorgehen. Aber ich habe es gerade geändert, ich war ja auch vorher auf der anderen Lösung, aber ja. </text:p>
          </table:table-cell>
          <table:table-cell table:number-columns-repeated="3"/>
        </table:table-row>
        <table:table-row table:style-name="ro1">
          <table:table-cell table:number-columns-repeated="5"/>
        </table:table-row>
        <table:table-row table:style-name="ro1">
          <table:table-cell office:value-type="string" calcext:value-type="string">
            <text:p>00:20:02.900</text:p>
          </table:table-cell>
          <table:table-cell office:value-type="string" calcext:value-type="string">
            <text:p><text:s/></text:p>
          </table:table-cell>
          <table:table-cell office:value-type="string" calcext:value-type="string">
            <text:p>Zeitung</text:p>
          </table:table-cell>
          <table:table-cell table:number-columns-repeated="2"/>
        </table:table-row>
        <table:table-row table:style-name="ro1">
          <table:table-cell table:number-columns-repeated="5"/>
        </table:table-row>
        <table:table-row table:style-name="ro1">
          <table:table-cell office:value-type="string" calcext:value-type="string">
            <text:p>00:20:08.651</text:p>
          </table:table-cell>
          <table:table-cell office:value-type="string" calcext:value-type="string">
            <text:p><text:s/>Wir sehen, dass auf jeden Fall Betten, von denen wir jetzt eh nicht so, oh, doch, gerade eben haben wir viele gemacht, aber davor in den Monaten gar nicht viele, nicht so lukrativ sind. Wir haben wieder mehr Metall, dafür sieht Holz ziemlich knapp aus und Regale und so sind wieder hochgegangen, und der Stuhl wird auch wieder einigermaßen attraktiv glaube ich.</text:p>
          </table:table-cell>
          <table:table-cell table:number-columns-repeated="3"/>
        </table:table-row>
        <table:table-row table:style-name="ro1">
          <table:table-cell table:number-columns-repeated="5"/>
        </table:table-row>
        <table:table-row table:style-name="ro1">
          <table:table-cell office:value-type="string" calcext:value-type="string">
            <text:p>00:20:31.150</text:p>
          </table:table-cell>
          <table:table-cell office:value-type="string" calcext:value-type="string">
            <text:p><text:s/></text:p>
          </table:table-cell>
          <table:table-cell office:value-type="string" calcext:value-type="string">
            <text:p>Monat 3 beginnt</text:p>
          </table:table-cell>
          <table:table-cell table:number-columns-repeated="2"/>
        </table:table-row>
        <table:table-row table:style-name="ro1">
          <table:table-cell table:number-columns-repeated="5"/>
        </table:table-row>
        <table:table-row table:style-name="ro1">
          <table:table-cell office:value-type="string" calcext:value-type="string">
            <text:p>00:20:37.150</text:p>
          </table:table-cell>
          <table:table-cell office:value-type="string" calcext:value-type="string">
            <text:p><text:s/>Da wir einen Holzmangel haben, oder evtl. einen Holzmangel, würde ich.. Hier (Bett) haben wir sieben Stunden und Wert vier, hier (Regal) haben wir acht Stunden und Wert acht. Hier (Stuhl) haben wir fünf Stunden Wert drei, hier (Tisch) haben wir zehn Stunden Wert 5. Ich würde erstmal 'n paar Regale machen, weil die relativ viel Metall im Vergleich zum Holz verbrauchen. </text:p>
          </table:table-cell>
          <table:table-cell office:value-type="string" calcext:value-type="string">
            <text:p>++R</text:p>
          </table:table-cell>
          <table:table-cell table:number-columns-repeated="2"/>
        </table:table-row>
        <table:table-row table:style-name="ro1">
          <table:table-cell table:number-columns-repeated="5"/>
        </table:table-row>
        <table:table-row table:style-name="ro1">
          <table:table-cell office:value-type="string" calcext:value-type="string">
            <text:p>00:21:18.100</text:p>
          </table:table-cell>
          <table:table-cell office:value-type="string" calcext:value-type="string">
            <text:p><text:s/>Eventuell so, jetzt haben wir noch sechs Stunden übrig und könnte hiervon (Bett) zB. noch zwei machen, dass ich die Stunden genutzt habe. Bin ich bei 72. </text:p>
          </table:table-cell>
          <table:table-cell office:value-type="string" calcext:value-type="string">
            <text:p>++B</text:p>
          </table:table-cell>
          <table:table-cell table:number-columns-repeated="2"/>
        </table:table-row>
        <table:table-row table:style-name="ro1">
          <table:table-cell table:number-columns-repeated="5"/>
        </table:table-row>
        <table:table-row table:style-name="ro1">
          <table:table-cell office:value-type="string" calcext:value-type="string">
            <text:p>00:21:31.900</text:p>
          </table:table-cell>
          <table:table-cell office:value-type="string" calcext:value-type="string">
            <text:p><text:s/>Wenn ich jetzt hier drei von weniger machen, könnt ich aber fünf von denen hier machen, bin ich aber nur bei 68. Hab ich jetzt irgendwas anders gemacht? Achso, noch eins weniger. So. 72. </text:p>
          </table:table-cell>
          <table:table-cell office:value-type="string" calcext:value-type="string">
            <text:p><text:s/>E(R,B)</text:p>
          </table:table-cell>
          <table:table-cell table:number-columns-repeated="2"/>
        </table:table-row>
        <table:table-row table:style-name="ro1">
          <table:table-cell table:number-columns-repeated="5"/>
        </table:table-row>
        <table:table-row table:style-name="ro1">
          <table:table-cell office:value-type="string" calcext:value-type="string">
            <text:p>00:22:00.650</text:p>
          </table:table-cell>
          <table:table-cell office:value-type="string" calcext:value-type="string">
            <text:p><text:s/>Aber es ist egal, ob ich jetzt, wobei, ich könnte auch, anstatt zwei von denen hier (Bett), einen von denen (Regal) machen, das wäre ressourcensparender. Weil, in der Annahme, dass ich jetzt nicht so viel Metall brauche, das müssen wir gleich mal gucken. Ansonsten müssen wir das wieder ändern, dass ich ein Metall mehr habe, mehr Holz. Ja, müssen wir schauen. </text:p>
          </table:table-cell>
          <table:table-cell table:number-columns-repeated="3"/>
        </table:table-row>
        <table:table-row table:style-name="ro1">
          <table:table-cell table:number-columns-repeated="5"/>
        </table:table-row>
        <table:table-row table:style-name="ro1">
          <table:table-cell office:value-type="string" calcext:value-type="string">
            <text:p>00:22:24.900</text:p>
          </table:table-cell>
          <table:table-cell office:value-type="string" calcext:value-type="string">
            <text:p><text:s/>Ich würde jetzt hier wieder mit den Tischen anfangen, weil die einfach von wsb mehr Zeit abnehmen, und dann können wir hier ein bisschen mehr audjustieren. Und die bringen auch - Bringen die mehr Wert? Die bringen halt absolut mehr Wert, auf jeden Fall. </text:p>
          </table:table-cell>
          <table:table-cell office:value-type="string" calcext:value-type="string">
            <text:p>++T</text:p>
          </table:table-cell>
          <table:table-cell table:number-columns-repeated="2"/>
        </table:table-row>
        <table:table-row table:style-name="ro1">
          <table:table-cell table:number-columns-repeated="5"/>
        </table:table-row>
        <table:table-row table:style-name="ro1">
          <table:table-cell office:value-type="string" calcext:value-type="string">
            <text:p>00:22:53.238</text:p>
          </table:table-cell>
          <table:table-cell office:value-type="string" calcext:value-type="string">
            <text:p><text:s/>Ok. Das (Tisch) sind 45. So bekommen wir kein Ressourcenproblem, auf jeden Fall. So hab ich 129. Ich könnte jetzt auch, anstatt einem Tisch ,einen Stuhl machen, aber das ist ja nicht.. Aber da wir kein Ressourcenproblem haben, ah, müsst ich aber schon alle. Das heißt, so sind's 132, aber mit einem hiervon, warte, 129, 122. Also, schaffen wir das schon ganz gut. </text:p>
          </table:table-cell>
          <table:table-cell office:value-type="string" calcext:value-type="string">
            <text:p>++S, E(S,T)</text:p>
          </table:table-cell>
          <table:table-cell table:number-columns-repeated="2"/>
        </table:table-row>
        <table:table-row table:style-name="ro1">
          <table:table-cell table:number-columns-repeated="5"/>
        </table:table-row>
        <table:table-row table:style-name="ro1">
          <table:table-cell office:value-type="string" calcext:value-type="string">
            <text:p>00:23:46.650</text:p>
          </table:table-cell>
          <table:table-cell office:value-type="string" calcext:value-type="string">
            <text:p><text:s/>So, jetzt da wir wissen, dass wir auf jeden Fall noch sehr viel Metall haben, und wir haben noch keine Betten hergestellt. Aber lohnen sich Betten? Also ich denke wir könnten, .. Aha, 125. Ne, warte, 129 ist besser als 125, obviously. Dann ist jetzt die Zeit in wsd natürlich nicht so gut und ich frage mich, ob wir mit dem Metall noch was anfangen können, aber ich sehe nicht wo. </text:p>
          </table:table-cell>
          <table:table-cell office:value-type="string" calcext:value-type="string">
            <text:p>E(R,B), RR: 23,6,0,2,1,25</text:p>
          </table:table-cell>
          <table:table-cell table:number-columns-repeated="2"/>
        </table:table-row>
        <table:table-row table:style-name="ro1">
          <table:table-cell table:number-columns-repeated="5"/>
        </table:table-row>
        <table:table-row table:style-name="ro1">
          <table:table-cell office:value-type="string" calcext:value-type="string">
            <text:p>00:24:53.900</text:p>
          </table:table-cell>
          <table:table-cell office:value-type="string" calcext:value-type="string">
            <text:p><text:s/>Dementsprechen würde ich jetzt glaube ich den Monat beenden, weil ich sehe gerade keinen Optimierungspotential mehr. Mal gucken, ob ich mich irre. </text:p>
          </table:table-cell>
          <table:table-cell office:value-type="string" calcext:value-type="string">
            <text:p><text:s/>RR: 23,6,0,2,1,25</text:p>
          </table:table-cell>
          <table:table-cell table:number-columns-repeated="2"/>
        </table:table-row>
        <table:table-row table:style-name="ro1">
          <table:table-cell table:number-columns-repeated="5"/>
        </table:table-row>
        <table:table-row table:style-name="ro1">
          <table:table-cell office:value-type="string" calcext:value-type="string">
            <text:p>00:25:03.651</text:p>
          </table:table-cell>
          <table:table-cell office:value-type="string" calcext:value-type="string">
            <text:p><text:s/></text:p>
          </table:table-cell>
          <table:table-cell office:value-type="string" calcext:value-type="string">
            <text:p>Monat 3 beendet (Gold: 129/129, Hergestellt: [0,9,9,4] Möglich [2,8,9,4])</text:p>
          </table:table-cell>
          <table:table-cell table:number-columns-repeated="2"/>
        </table:table-row>
        <table:table-row table:style-name="ro1">
          <table:table-cell table:number-columns-repeated="5"/>
        </table:table-row>
        <table:table-row table:style-name="ro1">
          <table:table-cell office:value-type="string" calcext:value-type="string">
            <text:p>00:25:04.901</text:p>
          </table:table-cell>
          <table:table-cell office:value-type="string" calcext:value-type="string">
            <text:p><text:s/>Nein. Also das war, wie gesagt, das, was ich überlegt hatte um mehr Metall zu bekommen. Aber war nicht nötig, wir hatten genug Metall. Also die zwei Betten und acht Regale, im Vergleich zu meinen hergestellten 0 Betten und 9 Regalen. </text:p>
          </table:table-cell>
          <table:table-cell table:number-columns-repeated="3"/>
        </table:table-row>
        <table:table-row table:style-name="ro1">
          <table:table-cell table:number-columns-repeated="5"/>
        </table:table-row>
        <table:table-row table:style-name="ro1">
          <table:table-cell office:value-type="string" calcext:value-type="string">
            <text:p>00:25:28.150</text:p>
          </table:table-cell>
          <table:table-cell office:value-type="string" calcext:value-type="string">
            <text:p><text:s/></text:p>
          </table:table-cell>
          <table:table-cell office:value-type="string" calcext:value-type="string">
            <text:p>Zeitung </text:p>
          </table:table-cell>
          <table:table-cell table:number-columns-repeated="2"/>
        </table:table-row>
        <table:table-row table:style-name="ro1">
          <table:table-cell table:number-columns-repeated="5"/>
        </table:table-row>
        <table:table-row table:style-name="ro1">
          <table:table-cell office:value-type="string" calcext:value-type="string">
            <text:p>00:25:31.400</text:p>
          </table:table-cell>
          <table:table-cell office:value-type="string" calcext:value-type="string">
            <text:p><text:s/>Oh, wir sehen auf jeden Fall direkt, dass wir einen krassen Rohstoffmangel haben werden. Gerade Metall ist sehr knapp. Und wir sehen dafür, dass Betten hochgegangen sind, was den Wert angeht. </text:p>
          </table:table-cell>
          <table:table-cell table:number-columns-repeated="3"/>
        </table:table-row>
        <table:table-row table:style-name="ro1">
          <table:table-cell table:number-columns-repeated="5"/>
        </table:table-row>
        <table:table-row table:style-name="ro1">
          <table:table-cell office:value-type="string" calcext:value-type="string">
            <text:p>00:25:40.651</text:p>
          </table:table-cell>
          <table:table-cell office:value-type="string" calcext:value-type="string">
            <text:p><text:s/></text:p>
          </table:table-cell>
          <table:table-cell office:value-type="string" calcext:value-type="string">
            <text:p>Monat 4 beginnt </text:p>
          </table:table-cell>
          <table:table-cell table:number-columns-repeated="2"/>
        </table:table-row>
        <table:table-row table:style-name="ro1">
          <table:table-cell table:number-columns-repeated="5"/>
        </table:table-row>
        <table:table-row table:style-name="ro1">
          <table:table-cell office:value-type="string" calcext:value-type="string">
            <text:p>00:25:41.651</text:p>
          </table:table-cell>
          <table:table-cell office:value-type="string" calcext:value-type="string">
            <text:p><text:s/>Dementsprechend sind Betten sehr attraktiv, die brauchen nicht so viel Metall wie Regale. Dementsprechend würde ich erstmal ganz viele Betten machen. Und wir haben jetzt schon nur noch drei Metall, ohje. Aber die bringen halt auch sieben Stunden Arbeit, sieben und auf drei Metall, also Holz ist ja jetzt egal, auf drei Metall auch den Wert sieben, also ein bisschen mehr als das Doppelte. </text:p>
          </table:table-cell>
          <table:table-cell office:value-type="string" calcext:value-type="string">
            <text:p>++B</text:p>
          </table:table-cell>
          <table:table-cell table:number-columns-repeated="2"/>
        </table:table-row>
        <table:table-row table:style-name="ro1">
          <table:table-cell table:number-columns-repeated="5"/>
        </table:table-row>
        <table:table-row table:style-name="ro1">
          <table:table-cell office:value-type="string" calcext:value-type="string">
            <text:p>00:26:15.651</text:p>
          </table:table-cell>
          <table:table-cell office:value-type="string" calcext:value-type="string">
            <text:p><text:s/>Aber hier wird auf ein Metall kommen wir auf drei raus. Also Regal und Tisch sind glaube ich nicht so attraktiv in diesem Szenario hier. Jetzt müssen wir gucken, mal überlegen ob wir lieber Stühle oder lieber. Nach meiner Rechnung gerade müssten aber mehr Stühle attraktiver sein. Aber wir können auch nicht unnötig viel Stühle machen, weil uns sonst Holz ausgeht. </text:p>
          </table:table-cell>
          <table:table-cell office:value-type="string" calcext:value-type="string">
            <text:p>++S,</text:p>
          </table:table-cell>
          <table:table-cell table:number-columns-repeated="2"/>
        </table:table-row>
        <table:table-row table:style-name="ro1">
          <table:table-cell table:number-columns-repeated="5"/>
        </table:table-row>
        <table:table-row table:style-name="ro1">
          <table:table-cell office:value-type="string" calcext:value-type="string">
            <text:p>00:26:39.650</text:p>
          </table:table-cell>
          <table:table-cell office:value-type="string" calcext:value-type="string">
            <text:p><text:s text:c="2"/>Also, wenn ich hier bisschen weniger mache, hm.. So habe ich 94, so 98, so haben wir noch 3 Holz, zwei Metall. Damit können wir ja gar nichts machen, das ist ja scheiße. Aber wenn ich einen hiervon weniger mache, ne, warte mal. Doch. 98, 94. Sieben (Holz), fünf (Metall), leider in der falschen Zuordnung. </text:p>
          </table:table-cell>
          <table:table-cell office:value-type="string" calcext:value-type="string">
            <text:p>E(B,S)</text:p>
          </table:table-cell>
          <table:table-cell table:number-columns-repeated="2"/>
        </table:table-row>
        <table:table-row table:style-name="ro1">
          <table:table-cell table:number-columns-repeated="5"/>
        </table:table-row>
        <table:table-row table:style-name="ro1">
          <table:table-cell office:value-type="string" calcext:value-type="string">
            <text:p>00:27:21.188</text:p>
          </table:table-cell>
          <table:table-cell office:value-type="string" calcext:value-type="string">
            <text:p><text:s/>Ich könnte natürlich auch einen Tisch hier machen, das sind 95. Ne, 98. Also, Zeit ist überhaupt kein Faktor, das können wir nicht optimieren, weil zu wenige Ressourcen. Ähm. Ja. Demenstprechend habe ich jetzt versucht mich dran zu halten, dass das Metall bestmöglich optimiert wird. Der Metallwert wird hier, also, berechnet ein Metall bringt mir Wert drei und hier, drei Metall bringt mir Wert sieben. Also hier ein bisschen mehr als das doppelte, hier das dreifache. Ist auf jeden Fall besser als das Regal und der Tisch. Wir können aber nicht so viele Stühle produzieren, obwohl sie attraktiver sind, weil wir dann auch an einen Holzmangel kommen. </text:p>
          </table:table-cell>
          <table:table-cell table:number-columns-repeated="3"/>
        </table:table-row>
        <table:table-row table:style-name="ro1">
          <table:table-cell table:number-columns-repeated="5"/>
        </table:table-row>
        <table:table-row table:style-name="ro1">
          <table:table-cell office:value-type="string" calcext:value-type="string">
            <text:p>00:28:26.650</text:p>
          </table:table-cell>
          <table:table-cell office:value-type="string" calcext:value-type="string">
            <text:p><text:s/>Dementsprechend muss ich dann jetzt meinen Stuhl und Bett optimieren. Ist die Frage, 98 kriegen wir so hin. Aber Bett bringt halt absolut auch mehr.. So sind wir bei 98, so sollten wir mehr bekommen, 102, ne? Heißt ich könnt jetzt nochmal. Aber ab jetzt lohnt sich's glaube ich nicht. Jetzt müsste ich drei Stühle weggeben, damit ich genug Metall habe für ein weiteres Bett. Und das wären neun, und damit wäre es schon nicht mehr attraktiv, und ich hätte auch wieder viel zu viel Holz übrig. </text:p>
          </table:table-cell>
          <table:table-cell office:value-type="string" calcext:value-type="string">
            <text:p>E(S,B)</text:p>
          </table:table-cell>
          <table:table-cell table:number-columns-repeated="2"/>
        </table:table-row>
        <table:table-row table:style-name="ro1">
          <table:table-cell table:number-columns-repeated="5"/>
        </table:table-row>
        <table:table-row table:style-name="ro1">
          <table:table-cell office:value-type="string" calcext:value-type="string">
            <text:p>00:29:11.150</text:p>
          </table:table-cell>
          <table:table-cell office:value-type="string" calcext:value-type="string">
            <text:p><text:s/>Dementsprechend glaube ich, dass das hier gerade die beste Möglichkeit ist und beende den Monat. Wie gesagt, Zeit nicht relevant und wir haben die Ressourcen eigentlich optimal genutzt </text:p>
          </table:table-cell>
          <table:table-cell office:value-type="string" calcext:value-type="string">
            <text:p>RR: 3,0,28,54,10,4 </text:p>
          </table:table-cell>
          <table:table-cell table:number-columns-repeated="2"/>
        </table:table-row>
        <table:table-row table:style-name="ro1">
          <table:table-cell table:number-columns-repeated="5"/>
        </table:table-row>
        <table:table-row table:style-name="ro1">
          <table:table-cell office:value-type="string" calcext:value-type="string">
            <text:p>00:29:26.150</text:p>
          </table:table-cell>
          <table:table-cell office:value-type="string" calcext:value-type="string">
            <text:p><text:s/></text:p>
          </table:table-cell>
          <table:table-cell office:value-type="string" calcext:value-type="string">
            <text:p>Monat 4 beendet (Gold: 102/102, Hergestellt: [12,0,0,6] Möglich: [12,0,0,6])</text:p>
          </table:table-cell>
          <table:table-cell table:number-columns-repeated="2"/>
        </table:table-row>
        <table:table-row table:style-name="ro1">
          <table:table-cell table:number-columns-repeated="5"/>
        </table:table-row>
        <table:table-row table:style-name="ro1">
          <table:table-cell office:value-type="string" calcext:value-type="string">
            <text:p>00:29:29.902</text:p>
          </table:table-cell>
          <table:table-cell office:value-type="string" calcext:value-type="string">
            <text:p><text:s/>Ja, hab ich richtig gedacht, das freut mich. </text:p>
          </table:table-cell>
          <table:table-cell table:number-columns-repeated="3"/>
        </table:table-row>
        <table:table-row table:style-name="ro1">
          <table:table-cell table:number-columns-repeated="5"/>
        </table:table-row>
        <table:table-row table:style-name="ro1">
          <table:table-cell office:value-type="string" calcext:value-type="string">
            <text:p>00:29:39.650</text:p>
          </table:table-cell>
          <table:table-cell office:value-type="string" calcext:value-type="string">
            <text:p><text:s/></text:p>
          </table:table-cell>
          <table:table-cell office:value-type="string" calcext:value-type="string">
            <text:p>Zeitung </text:p>
          </table:table-cell>
          <table:table-cell table:number-columns-repeated="2"/>
        </table:table-row>
        <table:table-row table:style-name="ro1">
          <table:table-cell table:number-columns-repeated="5"/>
        </table:table-row>
        <table:table-row table:style-name="ro1">
          <table:table-cell office:value-type="string" calcext:value-type="string">
            <text:p>00:29:44.900</text:p>
          </table:table-cell>
          <table:table-cell office:value-type="string" calcext:value-type="string">
            <text:p><text:s/>Die Wertigkeiten gehen runter, dafür kriegen wir ja ein paar Rohstoffe wieder. Das ist doch schön. </text:p>
          </table:table-cell>
          <table:table-cell table:number-columns-repeated="3"/>
        </table:table-row>
        <table:table-row table:style-name="ro1">
          <table:table-cell table:number-columns-repeated="5"/>
        </table:table-row>
        <table:table-row table:style-name="ro1">
          <table:table-cell office:value-type="string" calcext:value-type="string">
            <text:p>00:29:49.650</text:p>
          </table:table-cell>
          <table:table-cell office:value-type="string" calcext:value-type="string">
            <text:p><text:s/></text:p>
          </table:table-cell>
          <table:table-cell office:value-type="string" calcext:value-type="string">
            <text:p>Monat 5 beginnt </text:p>
          </table:table-cell>
          <table:table-cell table:number-columns-repeated="2"/>
        </table:table-row>
        <table:table-row table:style-name="ro1">
          <table:table-cell table:number-columns-repeated="5"/>
        </table:table-row>
        <table:table-row table:style-name="ro1">
          <table:table-cell office:value-type="string" calcext:value-type="string">
            <text:p>00:29:57.150</text:p>
          </table:table-cell>
          <table:table-cell office:value-type="string" calcext:value-type="string">
            <text:p><text:s/>Wir sehen, dass wir nicht allzuviel Holz haben, also nicht ganz so viel Holz haben wie am Anfang, dementsprechend müssen wir ein bisschen drauf gucken. Von der Holzwertigkeit wie ich's gerade ausgerechnet habe sieht es aus als wäre der Tisch <text:s/>attraktiv. Dementsprechend werde ich erstmal ein paar Tische produzieren. Wir sehen aber auch, dass der viel Zeit in wsb braucht, also müssen wir mal gucken, dass... Und der Stuhl halt nicht. </text:p>
          </table:table-cell>
          <table:table-cell office:value-type="string" calcext:value-type="string">
            <text:p>++T</text:p>
          </table:table-cell>
          <table:table-cell table:number-columns-repeated="2"/>
        </table:table-row>
        <table:table-row table:style-name="ro1">
          <table:table-cell table:number-columns-repeated="5"/>
        </table:table-row>
        <table:table-row table:style-name="ro1">
          <table:table-cell office:value-type="string" calcext:value-type="string">
            <text:p>00:30:28.400</text:p>
          </table:table-cell>
          <table:table-cell office:value-type="string" calcext:value-type="string">
            <text:p><text:s/>Also der Stuhl braucht das vielfache davon, und das müsste eigentlich gut aufgehen oder? Ne, das war ja wieder das gleiche Problem wie vorhin, ich dully. Also so hab ich 36, so hätte ich 40. Plus, ah ich könnte auch einen davon weglassen, dafür müsst ich jetzt... 4 davon, das wären 44. Ja, das wäre auch, viel davon wäre besser als einer davon. Das würd ich erstmal so lassen. </text:p>
          </table:table-cell>
          <table:table-cell office:value-type="string" calcext:value-type="string">
            <text:p>E(T,S)</text:p>
          </table:table-cell>
          <table:table-cell table:number-columns-repeated="2"/>
        </table:table-row>
        <table:table-row table:style-name="ro1">
          <table:table-cell table:number-columns-repeated="5"/>
        </table:table-row>
        <table:table-row table:style-name="ro1">
          <table:table-cell office:value-type="string" calcext:value-type="string">
            <text:p>00:30:57.150</text:p>
          </table:table-cell>
          <table:table-cell office:value-type="string" calcext:value-type="string">
            <text:p><text:s/>Gucken wir mal nach den Ressourcen, dass das so passt. Aber es ist noch relativ viel Holz und Metall übrig, aber nicht zu viel. Dementsprechend muss ich erstmal ein paar Betten machen. </text:p>
          </table:table-cell>
          <table:table-cell office:value-type="string" calcext:value-type="string">
            <text:p>RM: 46,39</text:p>
          </table:table-cell>
          <table:table-cell table:number-columns-repeated="2"/>
        </table:table-row>
        <table:table-row table:style-name="ro1">
          <table:table-cell table:number-columns-repeated="5"/>
        </table:table-row>
        <table:table-row table:style-name="ro1">
          <table:table-cell office:value-type="string" calcext:value-type="string">
            <text:p>00:31:06.488</text:p>
          </table:table-cell>
          <table:table-cell office:value-type="string" calcext:value-type="string">
            <text:p><text:s/>Oder wieviele Regale kann ich denn herstellen? Ich könnte fünf Regale herstellen, und hätte noch superviel übrig und könnte nur noch ein Bett herstellen. Damit, also wenn ich Regale maximiere bin ich bei 77. </text:p>
          </table:table-cell>
          <table:table-cell office:value-type="string" calcext:value-type="string">
            <text:p>++R, E(R,B)</text:p>
          </table:table-cell>
          <table:table-cell table:number-columns-repeated="2"/>
        </table:table-row>
        <table:table-row table:style-name="ro1">
          <table:table-cell table:number-columns-repeated="5"/>
        </table:table-row>
        <table:table-row table:style-name="ro1">
          <table:table-cell office:value-type="string" calcext:value-type="string">
            <text:p>00:31:20.400</text:p>
          </table:table-cell>
          <table:table-cell office:value-type="string" calcext:value-type="string">
            <text:p><text:s/>Wenn ich Betten maximiere, bin ich auch bei 77. Aber wir haben noch bisschen mehr Metall übrig als Holz, dementsprechend versuche ich jetzt mal mit zwei hiervon (Bett) abzugeben - Ne, das reicht leider nicht. Aber da kann ich nur, bin ich auch nur bei 77, habe noch 5 Holz und 5 Metall. Und noch genug Stunden auch, auf jeden Fall. </text:p>
          </table:table-cell>
          <table:table-cell office:value-type="string" calcext:value-type="string">
            <text:p>RR: 5,5,0,2,14,13</text:p>
          </table:table-cell>
          <table:table-cell table:number-columns-repeated="2"/>
        </table:table-row>
        <table:table-row table:style-name="ro1">
          <table:table-cell table:number-columns-repeated="5"/>
        </table:table-row>
        <table:table-row table:style-name="ro1">
          <table:table-cell office:value-type="string" calcext:value-type="string">
            <text:p>00:32:04.900</text:p>
          </table:table-cell>
          <table:table-cell office:value-type="string" calcext:value-type="string">
            <text:p><text:s/>Wenn ich jetzt ein Bett wegnehme, bin ich schonmal bei 80. Wenn ich einen Tisch wegnehme, und dafür noch einen Stuhl mache, ne. Also ich habe das Gefühl, ich kann das Holz und Metall noch besser nutzen, und dass ich noch höher komme als 80. Stunden sind, bis auf wsa, nicht so ein riesen Problem, also gerade hier oben nicht. Das liegt aber vllt auch daran, dass ich zuerst hier unten gedrückt habe. Aber wie gesagt, wir haben vom reinen Wert des Holzes her ist der Tisch natürlich attraktiv, am attraktivsten, deswegen: Viele Tische. </text:p>
          </table:table-cell>
          <table:table-cell office:value-type="string" calcext:value-type="string">
            <text:p>E(B,T,S)</text:p>
          </table:table-cell>
          <table:table-cell table:number-columns-repeated="2"/>
        </table:table-row>
        <table:table-row table:style-name="ro1">
          <table:table-cell table:number-columns-repeated="5"/>
        </table:table-row>
        <table:table-row table:style-name="ro1">
          <table:table-cell office:value-type="string" calcext:value-type="string">
            <text:p>00:33:06.150</text:p>
          </table:table-cell>
          <table:table-cell office:value-type="string" calcext:value-type="string">
            <text:p><text:s/>Wenn ich auf zwei Regale verzichte, und dafür nur Betten noch mache. Habe ich nur noch, ach das scheitert an Werkstatt ?? </text:p>
          </table:table-cell>
          <table:table-cell office:value-type="string" calcext:value-type="string">
            <text:p>E(R,B)</text:p>
          </table:table-cell>
          <table:table-cell table:number-columns-repeated="2"/>
        </table:table-row>
        <table:table-row table:style-name="ro1">
          <table:table-cell table:number-columns-repeated="5"/>
        </table:table-row>
        <table:table-row table:style-name="ro1">
          <table:table-cell office:value-type="string" calcext:value-type="string">
            <text:p>00:33:19.900</text:p>
          </table:table-cell>
          <table:table-cell office:value-type="string" calcext:value-type="string">
            <text:p><text:s/>Mir fehlen jetzt halt drei Metall, das ist ein bisschen ärgerlich. Also eigentlich, wenn ich einen Tisch weniger mache, ne, doch. Ich war doch bei 80 gerade, bin ich dumm? Achso, ich hatte noch hiervon eins. 80. </text:p>
          </table:table-cell>
          <table:table-cell office:value-type="string" calcext:value-type="string">
            <text:p>E(T,R,B)</text:p>
          </table:table-cell>
          <table:table-cell table:number-columns-repeated="2"/>
        </table:table-row>
        <table:table-row table:style-name="ro1">
          <table:table-cell table:number-columns-repeated="5"/>
        </table:table-row>
        <table:table-row table:style-name="ro1">
          <table:table-cell office:value-type="string" calcext:value-type="string">
            <text:p>00:33:45.651</text:p>
          </table:table-cell>
          <table:table-cell office:value-type="string" calcext:value-type="string">
            <text:p><text:s/>Jetzt fehlen mir noch zwei Metall. Mir fehlen zwei Metall für ein weiteres Bett. Und hierfür (Stuhl) fehlt mir Zeit in wsa. Aber das lohnt sich nicht, weil das (Tisch) ist mehr wert von der reinen Werkstattzeit her. Aber, wenn ich das hier (Tisch) wegmache, dafür das hier (Stuhl) mache, habe ich noch, ah, dann fehlt mir das Holz. Naja. Auch ärgerlich. 80. Was war das? </text:p>
          </table:table-cell>
          <table:table-cell office:value-type="string" calcext:value-type="string">
            <text:p>E(T,S,B)</text:p>
          </table:table-cell>
          <table:table-cell table:number-columns-repeated="2"/>
        </table:table-row>
        <table:table-row table:style-name="ro1">
          <table:table-cell table:number-columns-repeated="5"/>
        </table:table-row>
        <table:table-row table:style-name="ro1">
          <table:table-cell office:value-type="string" calcext:value-type="string">
            <text:p>00:34:50.400</text:p>
          </table:table-cell>
          <table:table-cell office:value-type="string" calcext:value-type="string">
            <text:p><text:s/>Ähm, ja, hm. Also ich sehe gerade nicht, wie ich das Holz und Metall besser nutzen kann. Da wir mit wsa limitiert sind, was die Zeit angeht. Es bringt mir auch nichts. Man könnte, wenn ich einen Tisch und einen Stuhl wegnehme, aber dann habe ich null Metall. nä. Dann bin ich genauso bei 80. </text:p>
          </table:table-cell>
          <table:table-cell office:value-type="string" calcext:value-type="string">
            <text:p>E(T,S,R)</text:p>
          </table:table-cell>
          <table:table-cell table:number-columns-repeated="2"/>
        </table:table-row>
        <table:table-row table:style-name="ro1">
          <table:table-cell table:number-columns-repeated="5"/>
        </table:table-row>
        <table:table-row table:style-name="ro1">
          <table:table-cell office:value-type="string" calcext:value-type="string">
            <text:p>00:35:28.650</text:p>
          </table:table-cell>
          <table:table-cell office:value-type="string" calcext:value-type="string">
            <text:p><text:s/>Ja. Dementsprechend glaube ich, dass das die beste Lösung ist, die ich jetzt finden werde </text:p>
          </table:table-cell>
          <table:table-cell office:value-type="string" calcext:value-type="string">
            <text:p>RR: 5,0,8,9,7,12 </text:p>
          </table:table-cell>
          <table:table-cell table:number-columns-repeated="2"/>
        </table:table-row>
        <table:table-row table:style-name="ro1">
          <table:table-cell table:number-columns-repeated="5"/>
        </table:table-row>
        <table:table-row table:style-name="ro1">
          <table:table-cell office:value-type="string" calcext:value-type="string">
            <text:p>00:35:34.400</text:p>
          </table:table-cell>
          <table:table-cell office:value-type="string" calcext:value-type="string">
            <text:p><text:s/></text:p>
          </table:table-cell>
          <table:table-cell office:value-type="string" calcext:value-type="string">
            <text:p>Erkläre deine Lösung </text:p>
          </table:table-cell>
          <table:table-cell table:number-columns-repeated="2"/>
        </table:table-row>
        <table:table-row table:style-name="ro1">
          <table:table-cell table:number-columns-repeated="5"/>
        </table:table-row>
        <table:table-row table:style-name="ro1">
          <table:table-cell office:value-type="string" calcext:value-type="string">
            <text:p>00:35:43.400</text:p>
          </table:table-cell>
          <table:table-cell office:value-type="string" calcext:value-type="string">
            <text:p><text:s/>Bitte erkläre, warum ich genau diese Anzahl der verschiedenen Möbel gebaut habe und weshalb meine Lösung gut ist. Öhm, ich habe diese Anzahl gebaut, also, ich habe halt geguckt was meine Ressourcen sind und es hat so gewirkt, als ob ich relativ wenig Holz habe. Dementsprechend habe ich <text:s/>geguckt, was dann im Vergleich, also in der Relation Holz zu Wert, den ich rausbekomme, unabhängig von der Zeit oder vom Metall am lukrativsten ist, und das waren Tische. Und dementsprechend habe ich erstmal geguckt, was passiert wenn ich viele Tische baue. Dann ist mir beim Tischbau aufgefallen, achso, ich kann ja auf OK drücken, dann seh ich glaube ich wieviel ich gebaut habe. Naja, beim Tischbau aufgefallen, dass wir damit überhaupt nicht gut unsere Zeit nutzen in wsb. Dementsprechend habe ich versucht, das mit den Stühlen etwas anzupassen. </text:p>
          </table:table-cell>
          <table:table-cell table:number-columns-repeated="3"/>
        </table:table-row>
        <table:table-row table:style-name="ro1">
          <table:table-cell table:number-columns-repeated="5"/>
        </table:table-row>
        <table:table-row table:style-name="ro1">
          <table:table-cell office:value-type="string" calcext:value-type="string">
            <text:p>00:36:48.238</text:p>
          </table:table-cell>
          <table:table-cell office:value-type="string" calcext:value-type="string">
            <text:p><text:s/>Dann habe ich mich an Betten und Regalen probiert, und habe versucht, nur anhand der übrig gebliebenen Ressourcen, also nachdem ich Tische und Stühle auf Zeit optimiert habe, weil wie gesagt, Tisch für mich der Anfangspunkt war, weil am lukrativsten was Holz angeht, habe ich anhand der verbliebenen Ressourcen versucht, Betten und Regale zu machen und habe dabei zuerst beides maximiert, also einmal auf Maximum gemacht und geguckt, was dann dabei rauskommt, also erst Regale möglichst viel hergestellt und den Rest in Betten investiert, und dann andersrum. Und dann, öhm.. Joa, dann bin ich auf, durch ein bisschen Rumprobieren auf die Lösung, oder für mich auf die Lösung gekommen, dass ich acht Betten und drei Regale herstelle, weil das den größtmöglichen Gewinn mit den vorhandenen Ressourcen aus Tisch und Stuhl darstellt. Ähm, und, da wir ja, dann hab ich ja, dann wollt ich erst kontrollieren und habe ein bisschen rumprobiert, vor allem, und gemerkt, dass Zeit nicht so das riesen Problem ist. Also, hätten wir in wsa mehr Zeit, oder mehr Metall, da ist immer, eins von beidem war der limitierende Faktor, hätte man eine Sache mehr herstellen können. Ist es aber nicht, dementsprechend bin ich bei dieser Lösung geblieben. Joa. </text:p>
          </table:table-cell>
          <table:table-cell table:number-columns-repeated="3"/>
        </table:table-row>
        <table:table-row table:style-name="ro1">
          <table:table-cell table:number-columns-repeated="5"/>
        </table:table-row>
        <table:table-row table:style-name="ro1">
          <table:table-cell office:value-type="string" calcext:value-type="string">
            <text:p>00:38:16.400</text:p>
          </table:table-cell>
          <table:table-cell office:value-type="string" calcext:value-type="string">
            <text:p><text:s/></text:p>
          </table:table-cell>
          <table:table-cell office:value-type="string" calcext:value-type="string">
            <text:p>Monat 5 beendet (Gold: 80/82, Hergestellt: [8,3,8,3] Möglich: [0,8,5,7])</text:p>
          </table:table-cell>
          <table:table-cell table:number-columns-repeated="2"/>
        </table:table-row>
        <table:table-row table:style-name="ro1">
          <table:table-cell table:number-columns-repeated="5"/>
        </table:table-row>
        <table:table-row table:style-name="ro1">
          <table:table-cell office:value-type="string" calcext:value-type="string">
            <text:p>00:38:17.650</text:p>
          </table:table-cell>
          <table:table-cell office:value-type="string" calcext:value-type="string">
            <text:p><text:s/>Ah. Da fehlen mir leider zwei. Ähm, gar keine Betten? Aha. Interessant. Anscheinend war der Weg mit den Tischen nicht ganz so gut. </text:p>
          </table:table-cell>
          <table:table-cell table:number-columns-repeated="3"/>
        </table:table-row>
        <table:table-row table:style-name="ro1">
          <table:table-cell table:number-columns-repeated="5"/>
        </table:table-row>
        <table:table-row table:style-name="ro1">
          <table:table-cell office:value-type="string" calcext:value-type="string">
            <text:p>00:38:38.650</text:p>
          </table:table-cell>
          <table:table-cell office:value-type="string" calcext:value-type="string">
            <text:p><text:s/></text:p>
          </table:table-cell>
          <table:table-cell office:value-type="string" calcext:value-type="string">
            <text:p>Zeitung </text:p>
          </table:table-cell>
          <table:table-cell table:number-columns-repeated="2"/>
        </table:table-row>
        <table:table-row table:style-name="ro1">
          <table:table-cell table:number-columns-repeated="5"/>
        </table:table-row>
        <table:table-row table:style-name="ro1">
          <table:table-cell office:value-type="string" calcext:value-type="string">
            <text:p>00:38:44.400</text:p>
          </table:table-cell>
          <table:table-cell office:value-type="string" calcext:value-type="string">
            <text:p><text:s/></text:p>
          </table:table-cell>
          <table:table-cell office:value-type="string" calcext:value-type="string">
            <text:p>Monat 6 beginnt </text:p>
          </table:table-cell>
          <table:table-cell table:number-columns-repeated="2"/>
        </table:table-row>
        <table:table-row table:style-name="ro1">
          <table:table-cell table:number-columns-repeated="5"/>
        </table:table-row>
        <table:table-row table:style-name="ro1">
          <table:table-cell office:value-type="string" calcext:value-type="string">
            <text:p>00:38:45.150</text:p>
          </table:table-cell>
          <table:table-cell office:value-type="string" calcext:value-type="string">
            <text:p><text:s/>Auffällig ist auf jeden Fall, wir haben viel viel mehr Holz als Metall. Und Regale sind immer sehr lukrativ. Aber wir müssen gucken, was unser Metall, was einen guten Wert für unser Metall bekommt. Sieben zu Zehn ist ok (Regal), aber drei zu sechs ist natürlich besser (Bett), und wir brauchen auch weniger Holz. Dementsprechend würde ich diesmal wirklich erstmal Betten machen. Und Stühle dann danach. </text:p>
          </table:table-cell>
          <table:table-cell table:number-columns-repeated="3"/>
        </table:table-row>
        <table:table-row table:style-name="ro1">
          <table:table-cell table:number-columns-repeated="5"/>
        </table:table-row>
        <table:table-row table:style-name="ro1">
          <table:table-cell office:value-type="string" calcext:value-type="string">
            <text:p>00:39:20.150</text:p>
          </table:table-cell>
          <table:table-cell office:value-type="string" calcext:value-type="string">
            <text:p><text:s/>Also wir machen erstmal ganz viele Betten. Das ist blöd, weil dann haben wir noch ein paar Stunden über, das heißt ich würde jetzt mal auf, ne, auf zwei Betten, also wenn ich alle Betten mache, habe ich 78. Wenn ich auf zwei Betten verzichte, damit ich zumindest noch zwei Regale machen kann, müsste ich auf 86 kommen, das ist schonmal besser. </text:p>
          </table:table-cell>
          <table:table-cell table:number-columns-repeated="2"/>
          <table:table-cell office:value-type="string" calcext:value-type="string">
            <text:p>B, E(B,R)</text:p>
          </table:table-cell>
        </table:table-row>
        <table:table-row table:style-name="ro1">
          <table:table-cell table:number-columns-repeated="5"/>
        </table:table-row>
        <table:table-row table:style-name="ro1">
          <table:table-cell office:value-type="string" calcext:value-type="string">
            <text:p>00:39:51.650</text:p>
          </table:table-cell>
          <table:table-cell office:value-type="string" calcext:value-type="string">
            <text:p><text:s/>Wir sehen aber schon, dass wir bisschen hier in den Mangel kommen, dementsprechend würde ich hier erstmal nur Stühle machen. </text:p>
          </table:table-cell>
          <table:table-cell office:value-type="string" calcext:value-type="string">
            <text:p>++S</text:p>
          </table:table-cell>
          <table:table-cell table:number-columns-repeated="2"/>
        </table:table-row>
        <table:table-row table:style-name="ro1">
          <table:table-cell table:number-columns-repeated="5"/>
        </table:table-row>
        <table:table-row table:style-name="ro1">
          <table:table-cell office:value-type="string" calcext:value-type="string">
            <text:p>00:40:04.400</text:p>
          </table:table-cell>
          <table:table-cell office:value-type="string" calcext:value-type="string">
            <text:p><text:s/>Und jetzt eventuell noch ein paar Tische. Okay, wir haben nicht genug Holz, aber noch sehr viel Zeit in wsb. Und für, aber ich brauche fünf Metall auch. Also so bin ich bei 111, bei dieser Lösung. </text:p>
          </table:table-cell>
          <table:table-cell office:value-type="string" calcext:value-type="string">
            <text:p>++T, RR: 0,3,8,34,3,2</text:p>
          </table:table-cell>
          <table:table-cell table:number-columns-repeated="2"/>
        </table:table-row>
        <table:table-row table:style-name="ro1">
          <table:table-cell table:number-columns-repeated="5"/>
        </table:table-row>
        <table:table-row table:style-name="ro1">
          <table:table-cell office:value-type="string" calcext:value-type="string">
            <text:p>00:40:43.900</text:p>
          </table:table-cell>
          <table:table-cell office:value-type="string" calcext:value-type="string">
            <text:p><text:s/>Also wir haben wsb auf jeden Fall nicht gut genutzt, wsa auch nicht, das heißt wir könnten hier unten evtl. irgendwas noch mehr machen, wenn wir mehr Holz oder mehr Metall hätten. </text:p>
          </table:table-cell>
          <table:table-cell table:number-columns-repeated="3"/>
        </table:table-row>
        <table:table-row table:style-name="ro1">
          <table:table-cell table:number-columns-repeated="5"/>
        </table:table-row>
        <table:table-row table:style-name="ro1">
          <table:table-cell office:value-type="string" calcext:value-type="string">
            <text:p>00:41:00.150</text:p>
          </table:table-cell>
          <table:table-cell office:value-type="string" calcext:value-type="string">
            <text:p><text:s/>Wenn ich ein Regal wegmache, könnte ich zwei Tische für mache. Aber lohnt sich nicht, weil zwei Tische sind nur 6, und ein Regal sind 10. Regale sind eigentlich, geben absolut sehr viel. Von der reinen Zeit her bin ich nicht mehr in der Lage, irgendwas hiervon (Bett/Regal) zu machen. </text:p>
          </table:table-cell>
          <table:table-cell table:number-columns-repeated="3"/>
        </table:table-row>
        <table:table-row table:style-name="ro1">
          <table:table-cell table:number-columns-repeated="5"/>
        </table:table-row>
        <table:table-row table:style-name="ro1">
          <table:table-cell office:value-type="string" calcext:value-type="string">
            <text:p>00:41:23.650</text:p>
          </table:table-cell>
          <table:table-cell office:value-type="string" calcext:value-type="string">
            <text:p><text:s/>Ich könnte, wenn ich ein Bett weniger mache, und einen Stuhl weniger.. Müsst ich auf 113 kommen können, kann das sein? Ja. Um jetzt ein weiteres Regal herzustellen, müsst ich schon auf zwei Betten verzichten, das ist nicht attraktiv. Weil, also die hier oben sind natürlich beide attraktiver, weil sie absolut viel viel mehr wert sind als Tische und Stühle, und von den Ressourcen ein bisschen teurer, aber naja, die sind halt durch die Zeit begrenzt. Und, vielleicht müsste man.. Unabhängig von den Ressourcen könnte man das noch besser machen.. </text:p>
          </table:table-cell>
          <table:table-cell office:value-type="string" calcext:value-type="string">
            <text:p>-B,-S,+R</text:p>
          </table:table-cell>
          <table:table-cell table:number-columns-repeated="2"/>
        </table:table-row>
        <table:table-row table:style-name="ro1">
          <table:table-cell table:number-columns-repeated="5"/>
        </table:table-row>
        <table:table-row table:style-name="ro1">
          <table:table-cell office:value-type="string" calcext:value-type="string">
            <text:p>00:42:23.400</text:p>
          </table:table-cell>
          <table:table-cell office:value-type="string" calcext:value-type="string">
            <text:p><text:s/>Ich mache das hier nochmal ein bisschen zurück, dass ich genug Ressourcen habe. </text:p>
          </table:table-cell>
          <table:table-cell office:value-type="string" calcext:value-type="string">
            <text:p>!! Einstellung vor Anpassung: [B=10, R=3, T=3, S=7], danach: [B=10, R=0, T=1, S=5 ]</text:p>
          </table:table-cell>
          <table:table-cell table:number-columns-repeated="2"/>
        </table:table-row>
        <table:table-row table:style-name="ro1">
          <table:table-cell table:number-columns-repeated="5"/>
        </table:table-row>
        <table:table-row table:style-name="ro1">
          <table:table-cell office:value-type="string" calcext:value-type="string">
            <text:p>00:42:28.988</text:p>
          </table:table-cell>
          <table:table-cell office:value-type="string" calcext:value-type="string">
            <text:p><text:s/>Ich habe wieviel Stunden? Ich habe 26h in wsc und 52h in wsd. Eine und dreizehn war ich glaube ich gerade. Also 46 und 52. So könnte ich jetzt fünf davon (Regal) herstellen, aber damit bin ich nur bei 105, das ist nicht.. Ah, ich muss mal gucken, ich hab hier unten jetzt auch weniger, das war jetzt natürlich nicht so intelligent. Aber, da war 93, wenn ich so, 101, so. Aber so ist ?? immer noch Zeit übrig. Zwei zu acht. Naja, das geht glaube ich auch gar nicht perfekt auf. Also, für ein Dings müsste ich schon zwei hiervon (Bett) herstellen können. Kann ich aber so. Wenn ich noch eins davon (Regal) wegnehme, müsst ich jetzt schon vier davon herstellen können, kann ich aber nicht. Dementsprechend mach ich das so, das ist hier oben am besten. </text:p>
          </table:table-cell>
          <table:table-cell office:value-type="string" calcext:value-type="string">
            <text:p>E(B,R)</text:p>
          </table:table-cell>
          <table:table-cell table:number-columns-repeated="2"/>
        </table:table-row>
        <table:table-row table:style-name="ro1">
          <table:table-cell table:number-columns-repeated="5"/>
        </table:table-row>
        <table:table-row table:style-name="ro1">
          <table:table-cell office:value-type="string" calcext:value-type="string">
            <text:p>00:44:03.651</text:p>
          </table:table-cell>
          <table:table-cell office:value-type="string" calcext:value-type="string">
            <text:p><text:s/>Und jetzt können wir gucken, dass wir mit den restlichem Metall und Holzsachen.. Eins davon, eins davon, jetzt hab ich noch.. Jetzt könnt ich noch so, so, jetzt bin ich wieder bei den 113, die ich vorhin hatte. Ich könnte natürlich alternativ auch hier auf einen Tisch verzichten. Ne, ich müsste auf zwei Tische verzichten, dafür müsste ich aber mindestens drei Stühle machen. Kann ich aber nicht. Ich müsste auf fünf Stühle verzichten für einen Tisch, lohnt sich auch nicht. Ok. </text:p>
          </table:table-cell>
          <table:table-cell office:value-type="string" calcext:value-type="string">
            <text:p>E(T,S)</text:p>
          </table:table-cell>
          <table:table-cell table:number-columns-repeated="2"/>
        </table:table-row>
        <table:table-row table:style-name="ro1">
          <table:table-cell table:number-columns-repeated="5"/>
        </table:table-row>
        <table:table-row table:style-name="ro1">
          <table:table-cell office:value-type="string" calcext:value-type="string">
            <text:p>00:45:12.150</text:p>
          </table:table-cell>
          <table:table-cell office:value-type="string" calcext:value-type="string">
            <text:p><text:s/>Ich überlege gerade einfach nur. Also wir haben unser Holz und unser Metall ziemlich, denke ich, ganz gut benutzt. Also, drei Holz bleiben halt übrig, aber.. Ist halt so. Man könnte jetzt nochmal, ne. Mit den Regalen und den Betten, also zwei Betten bräuchte man um ein Regal quasi besser herzustellen. Das würde von den Ressourcen sogar passen, aber halt nicht von den Stunden. Und wenn ich auf eins von den oberen verzichte, wenn ich auf ein Bett verzichte, bräuchte ich schon zwei Tische dafür um das überhaupt rein zu kriegen. Das passt von den Ressourcen vorne und hinten nicht. Oder wenn ich auf ein Bett verzichten würde bräuchte ich drei Stühle, das passt auch von den Ressourcen vorne und hinten nicht. Und beim Regal auch nicht, dementsprechend nichts davon wegnehmen. Ich glaube oben das habe ich optimiert, ich sehe keinen .. Also, da wir oben ja nicht auf die Ressourcen geschaut haben, sondern genug Ressourcen zur Verfügung hatten, sondern nur auf die Stunden. Ne, da gibt's glaube ich nichts was ich besser machen könnte. Dementsprechend würde ich jetzt diesen Monat beenden. </text:p>
          </table:table-cell>
          <table:table-cell office:value-type="string" calcext:value-type="string">
            <text:p>RR: 3,0,12,35,1,3</text:p>
          </table:table-cell>
          <table:table-cell table:number-columns-repeated="2"/>
        </table:table-row>
        <table:table-row table:style-name="ro1">
          <table:table-cell table:number-columns-repeated="5"/>
        </table:table-row>
        <table:table-row table:style-name="ro1">
          <table:table-cell office:value-type="string" calcext:value-type="string">
            <text:p>00:46:46.400</text:p>
          </table:table-cell>
          <table:table-cell office:value-type="string" calcext:value-type="string">
            <text:p><text:s/></text:p>
          </table:table-cell>
          <table:table-cell office:value-type="string" calcext:value-type="string">
            <text:p>Erkläre deine Lösung</text:p>
          </table:table-cell>
          <table:table-cell table:number-columns-repeated="2"/>
        </table:table-row>
        <table:table-row table:style-name="ro1">
          <table:table-cell table:number-columns-repeated="5"/>
        </table:table-row>
        <table:table-row table:style-name="ro1">
          <table:table-cell office:value-type="string" calcext:value-type="string">
            <text:p>00:46:54.150</text:p>
          </table:table-cell>
          <table:table-cell office:value-type="string" calcext:value-type="string">
            <text:p><text:s/>Also, wie kam ich auf diese Lösung: Bett und Regal sind in diesem Szenario, in diesem Monat auf jeden Fall am lukrativsten, die geben absolut am meisten. Und die geben auch im Vergleich zu den Ressourcen, die sie benötigen am meisten. Also dementsprechend habe ich erstmal versucht Bett und Regal ohne Rücksicht auf Ressourcen, und nur in Beziehung auf die Zeit zu optimieren. Da die ja, also die Zeit ist ja nicht in Bezug zu wsa und wsb. Bin dann auf die Lösung zehn und drei gekommen. Also, dass 10 Betten und drei Regale die bestmögliche Lösung nur unter Berücksichtigung der Variable Zeit ist. </text:p>
          </table:table-cell>
          <table:table-cell table:number-columns-repeated="3"/>
        </table:table-row>
        <table:table-row table:style-name="ro1">
          <table:table-cell table:number-columns-repeated="5"/>
        </table:table-row>
        <table:table-row table:style-name="ro1">
          <table:table-cell office:value-type="string" calcext:value-type="string">
            <text:p>00:47:45.239</text:p>
          </table:table-cell>
          <table:table-cell office:value-type="string" calcext:value-type="string">
            <text:p><text:s/>Und bei den restlichen Ressourcen, als die Zeit von wsc und wsd aufgebraucht war, habe ich dann versucht wsa und wsb zu füllen. Auch in Bezug auf Gewinnmaximierung. Und da waren dann natürlich die Ressourcen der einschneidende Faktor und nicht die Zeit. Und da bin ich dann auf sieben, drei gekommen nach etwas Rumprobieren. Ja. Und das war so mein Weg, den ich gegangen bin. Und zwischendurch habe ich weiter was rumprobiert. Bin gespannt wie gut ich war. </text:p>
          </table:table-cell>
          <table:table-cell table:number-columns-repeated="3"/>
        </table:table-row>
        <table:table-row table:style-name="ro1">
          <table:table-cell table:number-columns-repeated="5"/>
        </table:table-row>
        <table:table-row table:style-name="ro1">
          <table:table-cell office:value-type="string" calcext:value-type="string">
            <text:p>00:48:21.150</text:p>
          </table:table-cell>
          <table:table-cell office:value-type="string" calcext:value-type="string">
            <text:p><text:s/></text:p>
          </table:table-cell>
          <table:table-cell office:value-type="string" calcext:value-type="string">
            <text:p>Monat 6 beendet (Gold: 113/114, Hergestellt: [10,3,3,7] Möglich: [2,8,0,11]) </text:p>
          </table:table-cell>
          <table:table-cell table:number-columns-repeated="2"/>
        </table:table-row>
        <table:table-row table:style-name="ro1">
          <table:table-cell table:number-columns-repeated="5"/>
        </table:table-row>
        <table:table-row table:style-name="ro1">
          <table:table-cell office:value-type="string" calcext:value-type="string">
            <text:p>00:48:23.650</text:p>
          </table:table-cell>
          <table:table-cell office:value-type="string" calcext:value-type="string">
            <text:p><text:s/>Ah, ein Gold fehlt mir. Ok. Interessant. Gar keine Tische hergestellt. Aha. </text:p>
          </table:table-cell>
          <table:table-cell table:number-columns-repeated="3"/>
        </table:table-row>
        <table:table-row table:style-name="ro1">
          <table:table-cell table:number-columns-repeated="5"/>
        </table:table-row>
        <table:table-row table:style-name="ro1">
          <table:table-cell office:value-type="string" calcext:value-type="string">
            <text:p>00:48:45.400</text:p>
          </table:table-cell>
          <table:table-cell office:value-type="string" calcext:value-type="string">
            <text:p><text:s/></text:p>
          </table:table-cell>
          <table:table-cell office:value-type="string" calcext:value-type="string">
            <text:p>Jahr beendet. (Gold: 662/665 Hergestellt: [42,26,38,26] Möglich: [26,36,32,34])</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1T09:03:36.306210360</dc:date>
    <meta:editing-duration>PT20S</meta:editing-duration>
    <meta:editing-cycles>1</meta:editing-cycles>
    <meta:document-statistic meta:table-count="1" meta:cell-count="310" meta:object-count="0"/>
    <meta:generator>LibreOffice/6.4.7.2$Linux_X86_64 LibreOffice_project/40$Build-2</meta:generator>
  </office:meta>
</office:document-meta>
</file>